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af65"/>
    </style:style>
    <style:style style:name="T1" style:family="text">
      <style:text-properties officeooo:rsid="000caf65"/>
    </style:style>
    <style:style style:name="T2" style:family="text">
      <style:text-properties fo:font-size="15pt" officeooo:rsid="000caf65" style:font-size-asian="15pt" style:font-size-complex="15pt"/>
    </style:style>
    <style:style style:name="T3" style:family="text">
      <style:text-properties fo:font-size="15pt" fo:font-weight="bold" officeooo:rsid="000caf65" style:font-size-asian="15pt" style:font-weight-asian="bold" style:font-size-complex="15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El tauró tigre és una espècie de tauró carcariniforme que pertany a la família Carcharhinidae. Es tracta d'un dels taurons més grossos, és l'únic representant del gènere Galeocerdo. Els taurons madurs mesuren entre 3,25 i 4,25 metres i pesen entre 385 i 635 kg.</text:p>
        <text:p text:style-name="P1">El tauró blanc o gran blanc és una espècie de tauró lamniforme de la família dels làmnids que viu a les aigües càlides i temperades de gairebé tots els oceans. És l'única espècie vivent del gènere 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5pt" fo:font-weight="bold" officeooo:rsid="000caf65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El Taur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23:42.101422107</meta:creation-date>
    <dc:date>2022-11-18T08:54:44.622001455</dc:date>
    <meta:editing-duration>PT31M3S</meta:editing-duration>
    <meta:editing-cycles>1</meta:editing-cycles>
    <meta:document-statistic meta:table-count="0" meta:image-count="0" meta:object-count="0" meta:page-count="1" meta:paragraph-count="3" meta:word-count="83" meta:character-count="468" meta:non-whitespace-character-count="387"/>
    <meta:generator>LibreOffice/7.4.2.3$Linux_X86_64 LibreOffice_project/382eef1f22670f7f4118c8c2dd222ec7ad009daf</meta:generator>
  </office:meta>
</office:document-meta>
</file>